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ヒラギノ角ゴシック1" svg:font-family="ヒラギノ角ゴシック" style:font-pitch="variable"/>
    <style:font-face style:name="ヒラギノ角ゴシック2" svg:font-family="ヒラギノ角ゴシック" style:font-family-generic="swiss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8.4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546cm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7cm" fo:min-width="0.35cm" fo:padding-top="0.15cm" fo:padding-bottom="0.15cm" fo:padding-left="0.275cm" fo:padding-right="0.275cm" style:writing-mode="lr-tb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0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6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3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5.603cm"/>
      <style:paragraph-properties style:writing-mode="lr-tb"/>
    </style:style>
    <style:style style:name="gr11" style:family="graphic" style:parent-style-name="standard">
      <style:graphic-properties draw:stroke="dash" draw:stroke-dash="Fine_20_Dashed" svg:stroke-width="0.05cm" svg:stroke-color="#000000" draw:marker-start-width="0.275cm" draw:marker-end-width="0.275cm" draw:fill-color="#ffffff" draw:textarea-horizontal-align="justify" draw:textarea-vertical-align="middle" draw:auto-grow-height="false" fo:min-height="0.7cm" fo:min-width="0.35cm" fo:padding-top="0.15cm" fo:padding-bottom="0.15cm" fo:padding-left="0.275cm" fo:padding-right="0.275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48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9cm"/>
      <style:paragraph-properties style:writing-mode="lr-tb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5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10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3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384cm"/>
      <style:paragraph-properties style:writing-mode="lr-tb"/>
    </style:style>
    <style:style style:name="gr23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11.7cm" fo:min-width="0cm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11.7cm" fo:min-width="0.45cm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color="#000000" draw:marker-start="" draw:marker-start-width="0.2cm" draw:marker-end="Arrow" draw:marker-end-width="0.2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4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7cm" fo:min-width="0.45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6cm"/>
      <style:paragraph-properties style:writing-mode="lr-tb"/>
    </style:style>
    <style:style style:name="gr33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1.6cm" fo:min-width="0.45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9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4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92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709cm"/>
      <style:paragraph-properties style:writing-mode="lr-tb"/>
    </style:style>
    <style:style style:name="gr40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3.2cm" fo:min-width="0.45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2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9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43cm"/>
      <style:paragraph-properties style:writing-mode="lr-tb"/>
    </style:style>
    <style:style style:name="P1" style:family="paragraph">
      <style:paragraph-properties fo:margin-left="0cm" fo:margin-right="0cm" fo:margin-top="0.2cm" fo:margin-bottom="0.2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style:font-name="Arial" fo:font-size="26pt" fo:text-shadow="1pt 1pt" style:font-name-asian="メイリオ" style:font-size-asian="26pt" style:font-size-complex="26pt"/>
    </style:style>
    <style:style style:name="P3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style:font-name="Arial" fo:font-size="26pt" style:font-name-asian="メイリオ" style:font-size-asian="26pt" style:font-size-complex="26pt"/>
    </style:style>
    <style:style style:name="P4" style:family="paragraph">
      <style:paragraph-properties fo:text-align="center" style:writing-mode="lr-tb"/>
      <style:text-properties style:font-name="Arial"/>
    </style:style>
    <style:style style:name="P5" style:family="paragraph">
      <loext:graphic-properties draw:fill-color="#ffffff"/>
      <style:paragraph-properties fo:text-align="center" style:writing-mode="lr-tb"/>
      <style:text-properties style:font-name="Arial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" fo:font-size="28pt" fo:font-style="normal" fo:text-shadow="1pt 1pt" style:text-underline-style="none" fo:font-weight="normal" style:letter-kerning="true" style:font-name-asian="Arial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4pt" style:font-size-asian="24pt" style:font-size-complex="24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8.981cm" svg:height="1.64cm" svg:x="0.12cm" svg:y="0.061cm">
          <draw:text-box>
            <text:p text:style-name="P1"><text:span text:style-name="T1">FPU Pipeline</text:span></text:p>
          </draw:text-box>
        </draw:frame>
        <draw:frame draw:style-name="gr2" draw:text-style-name="P3" draw:layer="layout" svg:width="3.046cm" svg:height="1.547cm" svg:x="0.72cm" svg:y="3.054cm">
          <draw:text-box>
            <text:p text:style-name="P1"><text:span text:style-name="T2">FADD</text:span></text:p>
          </draw:text-box>
        </draw:frame>
        <draw:custom-shape draw:style-name="gr3" draw:text-style-name="P5" draw:layer="layout" svg:width="0.9cm" svg:height="1cm" svg:x="4.882cm" svg:y="3.401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5.782cm" svg:y="3.401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6.682cm" svg:y="3.401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7.582cm" svg:y="3.401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5.782cm" svg:y="4.401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6.682cm" svg:y="4.401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7.582cm" svg:y="4.401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8.482cm" svg:y="4.401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6cm" svg:height="1.547cm" svg:x="1.755cm" svg:y="4.301cm">
          <draw:text-box>
            <text:p text:style-name="P1"><text:span text:style-name="T2">FADD</text:span></text:p>
          </draw:text-box>
        </draw:frame>
        <draw:custom-shape draw:style-name="gr3" draw:text-style-name="P5" draw:layer="layout" svg:width="0.9cm" svg:height="1cm" svg:x="14.101cm" svg:y="2.801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4.101cm" svg:y="4.001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4.101cm" svg:y="5.201cm">
          <text:p text:style-name="P4"><text:span text:style-name="T3">m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1.504cm" svg:height="0.962cm" svg:x="15.301cm" svg:y="2.839cm">
          <draw:text-box>
            <text:p>Initial : Convert Float to Internal Format</text:p>
          </draw:text-box>
        </draw:frame>
        <draw:frame draw:style-name="gr5" draw:text-style-name="P6" draw:layer="layout" svg:width="7.728cm" svg:height="0.962cm" svg:x="15.301cm" svg:y="3.939cm">
          <draw:text-box>
            <text:p>Add : Add Internal Format</text:p>
          </draw:text-box>
        </draw:frame>
        <draw:frame draw:style-name="gr6" draw:text-style-name="P6" draw:layer="layout" svg:width="8.681cm" svg:height="0.962cm" svg:x="15.301cm" svg:y="5.139cm">
          <draw:text-box>
            <text:p>Mul : Multiply Internal Format</text:p>
          </draw:text-box>
        </draw:frame>
        <draw:custom-shape draw:style-name="gr3" draw:text-style-name="P5" draw:layer="layout" svg:width="0.9cm" svg:height="1cm" svg:x="14.089cm" svg:y="6.414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2.207cm" svg:height="0.962cm" svg:x="15.289cm" svg:y="6.352cm">
          <draw:text-box>
            <text:p>Finalize : Convert Internal Format to Float</text:p>
          </draw:text-box>
        </draw:frame>
        <draw:frame draw:style-name="gr8" draw:text-style-name="P3" draw:layer="layout" svg:width="3.135cm" svg:height="1.547cm" svg:x="0.733cm" svg:y="6.154cm">
          <draw:text-box>
            <text:p text:style-name="P1"><text:span text:style-name="T2">FMUL</text:span></text:p>
          </draw:text-box>
        </draw:frame>
        <draw:custom-shape draw:style-name="gr3" draw:text-style-name="P5" draw:layer="layout" svg:width="0.9cm" svg:height="1cm" svg:x="4.895cm" svg:y="6.501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5.795cm" svg:y="6.501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6.695cm" svg:y="6.501cm">
          <text:p text:style-name="P4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7.595cm" svg:y="6.501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5.795cm" svg:y="7.501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6.695cm" svg:y="7.501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7.595cm" svg:y="7.501cm">
          <text:p text:style-name="P4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8.495cm" svg:y="7.501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135cm" svg:height="1.547cm" svg:x="1.768cm" svg:y="7.401cm">
          <draw:text-box>
            <text:p text:style-name="P1"><text:span text:style-name="T2">FMUL</text:span></text:p>
          </draw:text-box>
        </draw:frame>
        <draw:frame draw:style-name="gr9" draw:text-style-name="P3" draw:layer="layout" svg:width="3.846cm" svg:height="1.547cm" svg:x="0.746cm" svg:y="9.154cm">
          <draw:text-box>
            <text:p text:style-name="P1"><text:span text:style-name="T2">FMADD</text:span></text:p>
          </draw:text-box>
        </draw:frame>
        <draw:custom-shape draw:style-name="gr3" draw:text-style-name="P5" draw:layer="layout" svg:width="0.9cm" svg:height="1cm" svg:x="4.908cm" svg:y="9.501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5.808cm" svg:y="9.501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6.708cm" svg:y="9.501cm">
          <text:p text:style-name="P4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7.608cm" svg:y="9.501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5.808cm" svg:y="10.501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6.708cm" svg:y="10.501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7.608cm" svg:y="10.501cm">
          <text:p text:style-name="P4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8.508cm" svg:y="10.501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46cm" svg:height="1.547cm" svg:x="1.781cm" svg:y="10.401cm">
          <draw:text-box>
            <text:p text:style-name="P1"><text:span text:style-name="T2">FMADD</text:span></text:p>
          </draw:text-box>
        </draw:frame>
        <draw:custom-shape draw:style-name="gr3" draw:text-style-name="P5" draw:layer="layout" svg:width="0.9cm" svg:height="1cm" svg:x="8.508cm" svg:y="9.501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9.408cm" svg:y="10.501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846cm" svg:height="1.547cm" svg:x="0.759cm" svg:y="12.154cm">
          <draw:text-box>
            <text:p text:style-name="P1"><text:span text:style-name="T2">FMADD</text:span></text:p>
          </draw:text-box>
        </draw:frame>
        <draw:custom-shape draw:style-name="gr3" draw:text-style-name="P5" draw:layer="layout" svg:width="0.9cm" svg:height="1cm" svg:x="4.921cm" svg:y="12.501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5.821cm" svg:y="12.501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6.721cm" svg:y="12.501cm">
          <text:p text:style-name="P4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7.621cm" svg:y="12.501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6.721cm" svg:y="13.501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7.621cm" svg:y="13.501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8.521cm" svg:y="13.501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6cm" svg:height="1.547cm" svg:x="1.794cm" svg:y="13.401cm">
          <draw:text-box>
            <text:p text:style-name="P1"><text:span text:style-name="T2">FADD</text:span></text:p>
          </draw:text-box>
        </draw:frame>
        <draw:custom-shape draw:style-name="gr3" draw:text-style-name="P5" draw:layer="layout" svg:width="0.9cm" svg:height="1cm" svg:x="8.521cm" svg:y="12.501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9.421cm" svg:y="13.501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5.821cm" svg:y="13.501cm">
          <text:p text:style-name="P4"><text:span text:style-name="T3">-</text:span></text:p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6.103cm" svg:height="1.547cm" svg:x="0.772cm" svg:y="15.555cm">
          <draw:text-box>
            <text:p text:style-name="P1"><text:span text:style-name="T2">FDIV/FSQRT</text:span></text:p>
          </draw:text-box>
        </draw:frame>
        <draw:custom-shape draw:style-name="gr3" draw:text-style-name="P5" draw:layer="layout" svg:width="0.9cm" svg:height="1cm" svg:x="7.601cm" svg:y="15.802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8.501cm" svg:y="15.802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0.301cm" svg:y="15.802cm">
          <text:p text:style-name="P4"><text:span text:style-name="T4">a/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7.501cm" svg:y="15.802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9.401cm" svg:y="15.802cm">
          <text:p text:style-name="P4"><text:span text:style-name="T4">a/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1.201cm" svg:y="15.802cm">
          <text:p text:style-name="P4"><text:span text:style-name="T4">a/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2.101cm" svg:y="15.802cm">
          <text:p text:style-name="P4"><text:span text:style-name="T4">a/m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9cm" svg:height="1cm" svg:x="13.001cm" svg:y="15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4.801cm" svg:y="15.802cm">
          <text:p text:style-name="P4"><text:span text:style-name="T4">a/m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.981cm" svg:height="1.547cm" svg:x="5.755cm" svg:y="16.654cm">
          <draw:text-box>
            <text:p text:style-name="P1"><text:span text:style-name="T2">CPU</text:span></text:p>
          </draw:text-box>
        </draw:frame>
        <draw:custom-shape draw:style-name="gr3" draw:text-style-name="P5" draw:layer="layout" svg:width="0.9cm" svg:height="1cm" svg:x="8.501cm" svg:y="16.802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9.401cm" svg:y="16.802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0.301cm" svg:y="16.802cm">
          <text:p text:style-name="P4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1.201cm" svg:y="16.802cm">
          <text:p text:style-name="P4"><text:span text:style-name="T3">W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.981cm" svg:height="1.547cm" svg:x="7.72cm" svg:y="18.701cm">
          <draw:text-box>
            <text:p text:style-name="P1"><text:span text:style-name="T2">FPU</text:span></text:p>
          </draw:text-box>
        </draw:frame>
        <draw:custom-shape draw:style-name="gr3" draw:text-style-name="P5" draw:layer="layout" svg:width="0.9cm" svg:height="1cm" svg:x="10.301cm" svg:y="18.802cm">
          <text:p text:style-name="P4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1.201cm" svg:y="18.802cm">
          <text:p text:style-name="P4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2.101cm" svg:y="18.802cm">
          <text:p text:style-name="P4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3.001cm" svg:y="18.802cm">
          <text:p text:style-name="P4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9cm" svg:height="1cm" svg:x="13.901cm" svg:y="18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5.701cm" svg:y="18.802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6.601cm" svg:y="18.802cm">
          <text:p text:style-name="P4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7.501cm" svg:y="18.802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8.401cm" svg:y="18.802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3.901cm" svg:y="15.802cm">
          <text:p text:style-name="P4"><text:span text:style-name="T4">a/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4.801cm" svg:y="18.802cm">
          <text:p text:style-name="P4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6.601cm" svg:y="15.802cm">
          <text:p text:style-name="P4"><text:span text:style-name="T4">a/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9.401cm" svg:y="17.802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0.301cm" svg:y="17.802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1.201cm" svg:y="17.802cm">
          <text:p text:style-name="P4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9cm" svg:height="1cm" svg:x="12.101cm" svg:y="17.802cm">
          <text:p text:style-name="P4"><text:span text:style-name="T3">W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.981cm" svg:height="1.547cm" svg:x="6.801cm" svg:y="17.701cm">
          <draw:text-box>
            <text:p text:style-name="P1"><text:span text:style-name="T2">CPU</text:span></text:p>
          </draw:text-box>
        </draw:frame>
        <draw:custom-shape draw:style-name="gr3" draw:text-style-name="P5" draw:layer="layout" svg:width="0.9cm" svg:height="1cm" svg:x="15.701cm" svg:y="15.802cm">
          <text:p text:style-name="P4"><text:span text:style-name="T4">a/m</text:span>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8.4cm" svg:height="3.806cm" svg:x="19.301cm" svg:y="15.595cm">
          <draw:text-box>
            <text:p>tCALC</text:p>
            <text:p>FDIV: 11cyc (4-loops)</text:p>
            <text:p><text:tab/> (min 5cyc, max 35cyc)</text:p>
            <text:p>FSQRT: 19cyc (4-loops) </text:p>
            <text:p><text:tab/>(min 7cyc, max 67cyc)</text:p>
          </draw:text-box>
        </draw:frame>
        <draw:line draw:style-name="gr14" draw:text-style-name="P7" draw:layer="layout" svg:x1="8.521cm" svg:y1="15.901cm" svg:x2="8.521cm" svg:y2="15.001cm">
          <text:p/>
        </draw:line>
        <draw:line draw:style-name="gr14" draw:text-style-name="P7" draw:layer="layout" svg:x1="16.601cm" svg:y1="18.802cm" svg:x2="16.601cm" svg:y2="15.001cm">
          <text:p/>
        </draw:line>
        <draw:line draw:style-name="gr15" draw:text-style-name="P8" draw:layer="layout" svg:x1="8.521cm" svg:y1="15.501cm" svg:x2="16.601cm" svg:y2="15.501cm">
          <text:p/>
        </draw:line>
        <draw:frame draw:style-name="gr16" draw:text-style-name="P6" draw:layer="layout" svg:width="2.369cm" svg:height="0.962cm" svg:x="11.801cm" svg:y="14.539cm">
          <draw:text-box>
            <text:p>tCALC</text:p>
          </draw:text-box>
        </draw:frame>
        <draw:frame draw:style-name="gr17" draw:text-style-name="P6" draw:layer="layout" svg:width="12.554cm" svg:height="0.962cm" svg:x="13.794cm" svg:y="8.301cm">
          <draw:text-box>
            <text:p>Float: IEEE754 32bit Format</text:p>
          </draw:text-box>
        </draw:frame>
        <draw:frame draw:style-name="gr18" draw:text-style-name="P6" draw:layer="layout" svg:width="13.608cm" svg:height="1.673cm" svg:x="13.794cm" svg:y="9.101cm">
          <draw:text-box>
            <text:p>Internal: SIGN=1bit, EXPO=12bit, FRAC=66bit</text:p>
            <text:p><text:s text:c="2"/>(Easy to add Double Precision)</text:p>
          </draw:text-box>
        </draw:frame>
        <draw:frame draw:style-name="gr19" draw:text-style-name="P9" draw:layer="layout" svg:width="4.845cm" svg:height="0.962cm" svg:x="13.001cm" svg:y="1.639cm">
          <draw:text-box>
            <text:p><text:span text:style-name="T5">Pipeline Stage</text:span></text:p>
          </draw:text-box>
        </draw:frame>
        <draw:frame draw:style-name="gr20" draw:text-style-name="P9" draw:layer="layout" svg:width="5.226cm" svg:height="0.962cm" svg:x="13.002cm" svg:y="7.601cm">
          <draw:text-box>
            <text:p><text:span text:style-name="T5">Number Format</text:span></text:p>
          </draw:text-box>
        </draw:frame>
        <draw:frame draw:style-name="gr21" draw:text-style-name="P9" draw:layer="layout" svg:width="4.638cm" svg:height="0.962cm" svg:x="13.003cm" svg:y="11.001cm">
          <draw:text-box>
            <text:p><text:span text:style-name="T5">FDIV / FSQRT</text:span></text:p>
          </draw:text-box>
        </draw:frame>
        <draw:frame draw:style-name="gr22" draw:text-style-name="P6" draw:layer="layout" svg:width="13.884cm" svg:height="1.673cm" svg:x="13.794cm" svg:y="11.801cm">
          <draw:text-box>
            <text:p>Goldschmidt's Algorithm</text:p>
            <text:p>Configurable Convergence Loop (1 to 16, typ 4)</text:p>
          </draw:text-box>
        </draw:frame>
      </draw:page>
      <draw:page draw:name="page2" draw:style-name="dp1" draw:master-page-name="標準">
        <draw:custom-shape draw:style-name="gr23" draw:text-style-name="P10" draw:layer="layout" svg:width="0.4cm" svg:height="12cm" svg:x="12.2cm" svg:y="2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0.4cm" svg:height="12cm" svg:x="25.6cm" svg:y="2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0.4cm" svg:height="12cm" svg:x="3.8cm" svg:y="2.0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cm" svg:height="12cm" draw:transform="skewX (0.000523598775598299) rotate (0.000523598775598299) translate (2.3cm 2.002cm)">
          <text:p/>
          <draw:enhanced-geometry svg:viewBox="0 0 21600 21600" draw:type="rectangle" draw:enhanced-path="M 0 0 L 21600 0 21600 21600 0 21600 0 0 Z N"/>
        </draw:custom-shape>
        <draw:line draw:style-name="gr25" draw:text-style-name="P7" draw:layer="layout" svg:x1="7.2cm" svg:y1="2.901cm" svg:x2="7.2cm" svg:y2="3.901cm">
          <text:p/>
        </draw:line>
        <draw:line draw:style-name="gr26" draw:text-style-name="P7" draw:layer="layout" svg:x1="11.8cm" svg:y1="12.201cm" svg:x2="13.1cm" svg:y2="12.201cm">
          <text:p/>
        </draw:line>
        <draw:line draw:style-name="gr14" draw:text-style-name="P7" draw:layer="layout" svg:x1="11.8cm" svg:y1="17.001cm" svg:x2="11.8cm" svg:y2="12.201cm">
          <text:p/>
        </draw:line>
        <draw:frame draw:style-name="gr27" draw:text-style-name="P12" draw:layer="layout" svg:width="1.349cm" svg:height="1.199cm" svg:x="11.2cm" svg:y="17.002cm">
          <draw:text-box>
            <text:p text:style-name="P8"><text:span text:style-name="T6">FPU</text:span></text:p>
            <text:p text:style-name="P8"><text:span text:style-name="T6">DST</text:span></text:p>
          </draw:text-box>
        </draw:frame>
        <draw:frame draw:style-name="gr28" draw:text-style-name="P12" draw:layer="layout" svg:width="0.76cm" svg:height="0.725cm" svg:x="6.814cm" svg:y="2.279cm">
          <draw:text-box>
            <text:p text:style-name="P8"><text:span text:style-name="T6">F</text:span></text:p>
          </draw:text-box>
        </draw:frame>
        <draw:line draw:style-name="gr25" draw:text-style-name="P7" draw:layer="layout" svg:x1="9.2cm" svg:y1="2.901cm" svg:x2="9.2cm" svg:y2="12.501cm">
          <text:p/>
        </draw:line>
        <draw:line draw:style-name="gr25" draw:text-style-name="P7" draw:layer="layout" svg:x1="9.7cm" svg:y1="2.901cm" svg:x2="9.7cm" svg:y2="12.501cm">
          <text:p/>
        </draw:line>
        <draw:line draw:style-name="gr25" draw:text-style-name="P7" draw:layer="layout" svg:x1="10.2cm" svg:y1="2.901cm" svg:x2="10.2cm" svg:y2="12.501cm">
          <text:p/>
        </draw:line>
        <draw:custom-shape draw:style-name="gr29" draw:text-style-name="P11" draw:layer="layout" svg:width="1cm" svg:height="1cm" svg:x="7.7cm" svg:y="4.001cm">
          <text:p/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8.7cm" svg:y1="4.201cm" svg:x2="9.2cm" svg:y2="4.201cm">
          <text:p/>
        </draw:line>
        <draw:line draw:style-name="gr26" draw:text-style-name="P7" draw:layer="layout" svg:x1="8.7cm" svg:y1="4.501cm" svg:x2="9.7cm" svg:y2="4.501cm">
          <text:p/>
        </draw:line>
        <draw:line draw:style-name="gr26" draw:text-style-name="P7" draw:layer="layout" svg:x1="8.7cm" svg:y1="4.801cm" svg:x2="10.2cm" svg:y2="4.801cm">
          <text:p/>
        </draw:line>
        <draw:frame draw:style-name="gr30" draw:text-style-name="P12" draw:layer="layout" svg:width="1.302cm" svg:height="0.725cm" svg:x="7.598cm" svg:y="4.101cm">
          <draw:text-box>
            <text:p text:style-name="P8"><text:span text:style-name="T6">FRn</text:span></text:p>
          </draw:text-box>
        </draw:frame>
        <draw:frame draw:style-name="gr31" draw:text-style-name="P12" draw:layer="layout" svg:width="1.696cm" svg:height="0.725cm" svg:x="8.814cm" svg:y="2.28cm">
          <draw:text-box>
            <text:p text:style-name="P8"><text:span text:style-name="T6">I1 ~ I3</text:span></text:p>
          </draw:text-box>
        </draw:frame>
        <draw:custom-shape draw:style-name="gr29" draw:text-style-name="P11" draw:layer="layout" svg:width="1cm" svg:height="1cm" svg:x="10.7cm" svg:y="5.0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cm" svg:height="1cm" svg:x="10.7cm" svg:y="6.50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cm" svg:height="1cm" svg:x="10.7cm" svg:y="8.001cm">
          <text:p/>
          <draw:enhanced-geometry svg:viewBox="0 0 21600 21600" draw:type="rectangle" draw:enhanced-path="M 0 0 L 21600 0 21600 21600 0 21600 0 0 Z N"/>
        </draw:custom-shape>
        <draw:frame draw:style-name="gr32" draw:text-style-name="P12" draw:layer="layout" svg:width="1.116cm" svg:height="0.725cm" svg:x="10.6cm" svg:y="5.176cm">
          <draw:text-box>
            <text:p text:style-name="P8"><text:span text:style-name="T6">F2I</text:span></text:p>
          </draw:text-box>
        </draw:frame>
        <draw:frame draw:style-name="gr32" draw:text-style-name="P12" draw:layer="layout" svg:width="1.116cm" svg:height="0.725cm" svg:x="10.6cm" svg:y="6.677cm">
          <draw:text-box>
            <text:p text:style-name="P8"><text:span text:style-name="T6">F2I</text:span></text:p>
          </draw:text-box>
        </draw:frame>
        <draw:frame draw:style-name="gr32" draw:text-style-name="P12" draw:layer="layout" svg:width="1.116cm" svg:height="0.725cm" svg:x="10.6cm" svg:y="8.178cm">
          <draw:text-box>
            <text:p text:style-name="P8"><text:span text:style-name="T6">F2I</text:span></text:p>
          </draw:text-box>
        </draw:frame>
        <draw:line draw:style-name="gr26" draw:text-style-name="P7" draw:layer="layout" svg:x1="9.2cm" svg:y1="5.501cm" svg:x2="10.7cm" svg:y2="5.501cm">
          <text:p/>
        </draw:line>
        <draw:line draw:style-name="gr26" draw:text-style-name="P7" draw:layer="layout" svg:x1="9.7cm" svg:y1="7.001cm" svg:x2="10.7cm" svg:y2="7.001cm">
          <text:p/>
        </draw:line>
        <draw:line draw:style-name="gr26" draw:text-style-name="P7" draw:layer="layout" svg:x1="10.2cm" svg:y1="8.501cm" svg:x2="10.7cm" svg:y2="8.501cm">
          <text:p/>
        </draw:line>
        <draw:line draw:style-name="gr25" draw:text-style-name="P7" draw:layer="layout" svg:x1="13.1cm" svg:y1="2.901cm" svg:x2="13.1cm" svg:y2="9.001cm">
          <text:p/>
        </draw:line>
        <draw:line draw:style-name="gr25" draw:text-style-name="P7" draw:layer="layout" svg:x1="13.6cm" svg:y1="2.901cm" svg:x2="13.6cm" svg:y2="9.001cm">
          <text:p/>
        </draw:line>
        <draw:line draw:style-name="gr26" draw:text-style-name="P7" draw:layer="layout" svg:x1="11.7cm" svg:y1="5.301cm" svg:x2="13.1cm" svg:y2="5.301cm">
          <text:p/>
        </draw:line>
        <draw:line draw:style-name="gr26" draw:text-style-name="P7" draw:layer="layout" svg:x1="11.7cm" svg:y1="6.801cm" svg:x2="13.6cm" svg:y2="6.801cm">
          <text:p/>
        </draw:line>
        <draw:line draw:style-name="gr26" draw:text-style-name="P7" draw:layer="layout" svg:x1="11.7cm" svg:y1="8.501cm" svg:x2="14.1cm" svg:y2="8.501cm">
          <text:p/>
        </draw:line>
        <draw:custom-shape draw:style-name="gr33" draw:text-style-name="P11" draw:layer="layout" svg:width="1cm" svg:height="1.9cm" svg:x="18.1cm" svg:y="3.501cm">
          <text:p/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1.395cm" svg:height="1.199cm" svg:x="17.9cm" svg:y="3.777cm">
          <draw:text-box>
            <text:p text:style-name="P8"><text:span text:style-name="T6">Inter</text:span></text:p>
            <text:p text:style-name="P8"><text:span text:style-name="T6">MUL</text:span></text:p>
          </draw:text-box>
        </draw:frame>
        <draw:line draw:style-name="gr25" draw:text-style-name="P7" draw:layer="layout" svg:x1="14.1cm" svg:y1="2.901cm" svg:x2="14.1cm" svg:y2="9.001cm">
          <text:p/>
        </draw:line>
        <draw:frame draw:style-name="gr35" draw:text-style-name="P12" draw:layer="layout" svg:width="1.924cm" svg:height="0.725cm" svg:x="12.614cm" svg:y="2.282cm">
          <draw:text-box>
            <text:p text:style-name="P8"><text:span text:style-name="T6">M1~M3</text:span></text:p>
          </draw:text-box>
        </draw:frame>
        <draw:line draw:style-name="gr25" draw:text-style-name="P7" draw:layer="layout" svg:x1="15.1cm" svg:y1="2.901cm" svg:x2="15.1cm" svg:y2="9.001cm">
          <text:p/>
        </draw:line>
        <draw:line draw:style-name="gr25" draw:text-style-name="P7" draw:layer="layout" svg:x1="15.6cm" svg:y1="2.901cm" svg:x2="15.6cm" svg:y2="9.001cm">
          <text:p/>
        </draw:line>
        <draw:line draw:style-name="gr26" draw:text-style-name="P7" draw:layer="layout" svg:x1="11.7cm" svg:y1="5.601cm" svg:x2="15.1cm" svg:y2="5.601cm">
          <text:p/>
        </draw:line>
        <draw:line draw:style-name="gr26" draw:text-style-name="P7" draw:layer="layout" svg:x1="11.7cm" svg:y1="7.101cm" svg:x2="15.6cm" svg:y2="7.101cm">
          <text:p/>
        </draw:line>
        <draw:frame draw:style-name="gr36" draw:text-style-name="P12" draw:layer="layout" svg:width="1.543cm" svg:height="0.725cm" svg:x="14.714cm" svg:y="2.283cm">
          <draw:text-box>
            <text:p text:style-name="P8"><text:span text:style-name="T6">A1A2</text:span></text:p>
          </draw:text-box>
        </draw:frame>
        <draw:line draw:style-name="gr26" draw:text-style-name="P7" draw:layer="layout" svg:x1="13.1cm" svg:y1="3.801cm" svg:x2="17.6cm" svg:y2="3.801cm">
          <text:p/>
        </draw:line>
        <draw:line draw:style-name="gr26" draw:text-style-name="P7" draw:layer="layout" svg:x1="13.6cm" svg:y1="4.701cm" svg:x2="17.6cm" svg:y2="4.701cm">
          <text:p/>
        </draw:line>
        <draw:custom-shape draw:style-name="gr23" draw:text-style-name="P10" draw:layer="layout" svg:width="0.4cm" svg:height="12cm" svg:x="19.6cm" svg:y="2.001cm">
          <text:p/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9.1cm" svg:y1="4.201cm" svg:x2="20.5cm" svg:y2="4.201cm">
          <text:p/>
        </draw:line>
        <draw:line draw:style-name="gr25" draw:text-style-name="P7" draw:layer="layout" svg:x1="20.5cm" svg:y1="2.901cm" svg:x2="20.5cm" svg:y2="9.001cm">
          <text:p/>
        </draw:line>
        <draw:line draw:style-name="gr25" draw:text-style-name="P7" draw:layer="layout" svg:x1="21cm" svg:y1="2.901cm" svg:x2="21cm" svg:y2="9.001cm">
          <text:p/>
        </draw:line>
        <draw:frame draw:style-name="gr36" draw:text-style-name="P12" draw:layer="layout" svg:width="1.543cm" svg:height="0.725cm" svg:x="20.011cm" svg:y="2.284cm">
          <draw:text-box>
            <text:p text:style-name="P8"><text:span text:style-name="T6">A1A2</text:span></text:p>
          </draw:text-box>
        </draw:frame>
        <draw:line draw:style-name="gr26" draw:text-style-name="P7" draw:layer="layout" svg:x1="14.1cm" svg:y1="3.201cm" svg:x2="21cm" svg:y2="3.201cm">
          <text:p/>
        </draw:line>
        <draw:line draw:style-name="gr26" draw:text-style-name="P7" draw:layer="layout" svg:x1="15.1cm" svg:y1="6.601cm" svg:x2="17.6cm" svg:y2="6.601cm">
          <text:p/>
        </draw:line>
        <draw:line draw:style-name="gr26" draw:text-style-name="P7" draw:layer="layout" svg:x1="15.6cm" svg:y1="7.501cm" svg:x2="17.6cm" svg:y2="7.501cm">
          <text:p/>
        </draw:line>
        <draw:line draw:style-name="gr25" draw:text-style-name="P7" draw:layer="layout" svg:x1="23.6cm" svg:y1="2.901cm" svg:x2="23.6cm" svg:y2="9.001cm">
          <text:p/>
        </draw:line>
        <draw:frame draw:style-name="gr28" draw:text-style-name="P12" draw:layer="layout" svg:width="0.76cm" svg:height="0.725cm" svg:x="23.312cm" svg:y="2.285cm">
          <draw:text-box>
            <text:p text:style-name="P8"><text:span text:style-name="T6">F</text:span></text:p>
          </draw:text-box>
        </draw:frame>
        <draw:line draw:style-name="gr26" draw:text-style-name="P7" draw:layer="layout" svg:x1="19.3cm" svg:y1="4.401cm" svg:x2="22cm" svg:y2="4.401cm">
          <text:p/>
        </draw:line>
        <draw:line draw:style-name="gr14" draw:text-style-name="P7" draw:layer="layout" svg:x1="19.3cm" svg:y1="4.201cm" svg:x2="19.3cm" svg:y2="4.801cm">
          <text:p/>
        </draw:line>
        <draw:custom-shape draw:style-name="gr29" draw:text-style-name="P11" draw:layer="layout" svg:width="1cm" svg:height="1cm" svg:x="24.102cm" svg:y="5.502cm">
          <text:p/>
          <draw:enhanced-geometry svg:viewBox="0 0 21600 21600" draw:type="rectangle" draw:enhanced-path="M 0 0 L 21600 0 21600 21600 0 21600 0 0 Z N"/>
        </draw:custom-shape>
        <draw:frame draw:style-name="gr32" draw:text-style-name="P12" draw:layer="layout" svg:width="1.116cm" svg:height="0.725cm" svg:x="24.002cm" svg:y="5.578cm">
          <draw:text-box>
            <text:p text:style-name="P8"><text:span text:style-name="T6">I2F</text:span></text:p>
          </draw:text-box>
        </draw:frame>
        <draw:line draw:style-name="gr26" draw:text-style-name="P7" draw:layer="layout" svg:x1="23.6cm" svg:y1="6.001cm" svg:x2="24.1cm" svg:y2="6.001cm">
          <text:p/>
        </draw:line>
        <draw:line draw:style-name="gr26" draw:text-style-name="P7" draw:layer="layout" svg:x1="25.1cm" svg:y1="6.001cm" svg:x2="26.5cm" svg:y2="6.001cm">
          <text:p/>
        </draw:line>
        <draw:custom-shape draw:style-name="gr29" draw:text-style-name="P11" draw:layer="layout" svg:width="1cm" svg:height="1cm" svg:x="26.502cm" svg:y="5.501cm">
          <text:p/>
          <draw:enhanced-geometry svg:viewBox="0 0 21600 21600" draw:type="rectangle" draw:enhanced-path="M 0 0 L 21600 0 21600 21600 0 21600 0 0 Z N"/>
        </draw:custom-shape>
        <draw:frame draw:style-name="gr30" draw:text-style-name="P12" draw:layer="layout" svg:width="1.302cm" svg:height="0.725cm" svg:x="26.4cm" svg:y="5.601cm">
          <draw:text-box>
            <text:p text:style-name="P8"><text:span text:style-name="T6">FRn</text:span></text:p>
          </draw:text-box>
        </draw:frame>
        <draw:line draw:style-name="gr25" draw:text-style-name="P7" draw:layer="layout" svg:x1="16.6cm" svg:y1="2.901cm" svg:x2="16.6cm" svg:y2="9.001cm">
          <text:p/>
        </draw:line>
        <draw:frame draw:style-name="gr37" draw:text-style-name="P12" draw:layer="layout" svg:width="1.518cm" svg:height="0.725cm" svg:x="16.082cm" svg:y="2.301cm">
          <draw:text-box>
            <text:p text:style-name="P8"><text:span text:style-name="T6">DxSx</text:span></text:p>
          </draw:text-box>
        </draw:frame>
        <draw:line draw:style-name="gr25" draw:text-style-name="P7" draw:layer="layout" svg:x1="17.1cm" svg:y1="2.901cm" svg:x2="17.1cm" svg:y2="9.001cm">
          <text:p/>
        </draw:line>
        <draw:line draw:style-name="gr25" draw:text-style-name="P7" draw:layer="layout" svg:x1="17.6cm" svg:y1="3.601cm" svg:x2="17.6cm" svg:y2="4.401cm">
          <text:p/>
        </draw:line>
        <draw:line draw:style-name="gr26" draw:text-style-name="P7" draw:layer="layout" svg:x1="16.6cm" svg:y1="4.001cm" svg:x2="17.6cm" svg:y2="4.001cm">
          <text:p/>
        </draw:line>
        <draw:line draw:style-name="gr26" draw:text-style-name="P7" draw:layer="layout" svg:x1="17.1cm" svg:y1="4.201cm" svg:x2="17.6cm" svg:y2="4.201cm">
          <text:p/>
        </draw:line>
        <draw:line draw:style-name="gr26" draw:text-style-name="P7" draw:layer="layout" svg:x1="17.6cm" svg:y1="4.001cm" svg:x2="18.1cm" svg:y2="4.001cm">
          <text:p/>
        </draw:line>
        <draw:line draw:style-name="gr25" draw:text-style-name="P7" draw:layer="layout" svg:x1="17.6cm" svg:y1="4.501cm" svg:x2="17.6cm" svg:y2="5.301cm">
          <text:p/>
        </draw:line>
        <draw:line draw:style-name="gr26" draw:text-style-name="P7" draw:layer="layout" svg:x1="16.6cm" svg:y1="4.901cm" svg:x2="17.6cm" svg:y2="4.901cm">
          <text:p/>
        </draw:line>
        <draw:line draw:style-name="gr26" draw:text-style-name="P7" draw:layer="layout" svg:x1="17.1cm" svg:y1="5.101cm" svg:x2="17.6cm" svg:y2="5.101cm">
          <text:p/>
        </draw:line>
        <draw:line draw:style-name="gr26" draw:text-style-name="P7" draw:layer="layout" svg:x1="17.6cm" svg:y1="4.901cm" svg:x2="18.1cm" svg:y2="4.901cm">
          <text:p/>
        </draw:line>
        <draw:custom-shape draw:style-name="gr33" draw:text-style-name="P11" draw:layer="layout" svg:width="1cm" svg:height="1.9cm" svg:x="18.112cm" svg:y="6.301cm">
          <text:p/>
          <draw:enhanced-geometry svg:viewBox="0 0 21600 21600" draw:type="rectangle" draw:enhanced-path="M 0 0 L 21600 0 21600 21600 0 21600 0 0 Z N"/>
        </draw:custom-shape>
        <draw:line draw:style-name="gr25" draw:text-style-name="P7" draw:layer="layout" svg:x1="17.612cm" svg:y1="6.401cm" svg:x2="17.612cm" svg:y2="7.201cm">
          <text:p/>
        </draw:line>
        <draw:line draw:style-name="gr26" draw:text-style-name="P7" draw:layer="layout" svg:x1="16.612cm" svg:y1="6.801cm" svg:x2="17.612cm" svg:y2="6.801cm">
          <text:p/>
        </draw:line>
        <draw:line draw:style-name="gr26" draw:text-style-name="P7" draw:layer="layout" svg:x1="17.112cm" svg:y1="7.001cm" svg:x2="17.612cm" svg:y2="7.001cm">
          <text:p/>
        </draw:line>
        <draw:line draw:style-name="gr26" draw:text-style-name="P7" draw:layer="layout" svg:x1="17.612cm" svg:y1="6.801cm" svg:x2="18.112cm" svg:y2="6.801cm">
          <text:p/>
        </draw:line>
        <draw:line draw:style-name="gr25" draw:text-style-name="P7" draw:layer="layout" svg:x1="17.612cm" svg:y1="7.301cm" svg:x2="17.612cm" svg:y2="8.101cm">
          <text:p/>
        </draw:line>
        <draw:line draw:style-name="gr26" draw:text-style-name="P7" draw:layer="layout" svg:x1="16.612cm" svg:y1="7.701cm" svg:x2="17.612cm" svg:y2="7.701cm">
          <text:p/>
        </draw:line>
        <draw:line draw:style-name="gr26" draw:text-style-name="P7" draw:layer="layout" svg:x1="17.112cm" svg:y1="7.901cm" svg:x2="17.612cm" svg:y2="7.901cm">
          <text:p/>
        </draw:line>
        <draw:line draw:style-name="gr26" draw:text-style-name="P7" draw:layer="layout" svg:x1="17.612cm" svg:y1="7.701cm" svg:x2="18.112cm" svg:y2="7.701cm">
          <text:p/>
        </draw:line>
        <draw:frame draw:style-name="gr34" draw:text-style-name="P12" draw:layer="layout" svg:width="1.395cm" svg:height="1.199cm" svg:x="17.901cm" svg:y="6.677cm">
          <draw:text-box>
            <text:p text:style-name="P8"><text:span text:style-name="T6">Inter</text:span></text:p>
            <text:p text:style-name="P8"><text:span text:style-name="T6">ADD</text:span></text:p>
          </draw:text-box>
        </draw:frame>
        <draw:line draw:style-name="gr25" draw:text-style-name="P7" draw:layer="layout" svg:x1="22cm" svg:y1="3.001cm" svg:x2="22cm" svg:y2="9.001cm">
          <text:p/>
        </draw:line>
        <draw:line draw:style-name="gr25" draw:text-style-name="P7" draw:layer="layout" svg:x1="22.5cm" svg:y1="2.901cm" svg:x2="22.5cm" svg:y2="9.001cm">
          <text:p/>
        </draw:line>
        <draw:frame draw:style-name="gr37" draw:text-style-name="P12" draw:layer="layout" svg:width="1.518cm" svg:height="0.725cm" svg:x="21.5cm" svg:y="2.302cm">
          <draw:text-box>
            <text:p text:style-name="P8"><text:span text:style-name="T6">DxSx</text:span></text:p>
          </draw:text-box>
        </draw:frame>
        <draw:line draw:style-name="gr26" draw:text-style-name="P7" draw:layer="layout" svg:x1="19.3cm" svg:y1="4.601cm" svg:x2="22.5cm" svg:y2="4.601cm">
          <text:p/>
        </draw:line>
        <draw:line draw:style-name="gr26" draw:text-style-name="P7" draw:layer="layout" svg:x1="19.3cm" svg:y1="4.801cm" svg:x2="23.6cm" svg:y2="4.801cm">
          <text:p/>
        </draw:line>
        <draw:line draw:style-name="gr26" draw:text-style-name="P7" draw:layer="layout" svg:x1="19.1cm" svg:y1="7.101cm" svg:x2="22cm" svg:y2="7.101cm">
          <text:p/>
        </draw:line>
        <draw:line draw:style-name="gr14" draw:text-style-name="P7" draw:layer="layout" svg:x1="19.3cm" svg:y1="7.101cm" svg:x2="19.3cm" svg:y2="7.501cm">
          <text:p/>
        </draw:line>
        <draw:line draw:style-name="gr26" draw:text-style-name="P7" draw:layer="layout" svg:x1="19.3cm" svg:y1="7.301cm" svg:x2="22.5cm" svg:y2="7.301cm">
          <text:p/>
        </draw:line>
        <draw:line draw:style-name="gr26" draw:text-style-name="P7" draw:layer="layout" svg:x1="19.3cm" svg:y1="7.501cm" svg:x2="23.6cm" svg:y2="7.501cm">
          <text:p/>
        </draw:line>
        <draw:line draw:style-name="gr26" draw:text-style-name="P7" draw:layer="layout" svg:x1="7.2cm" svg:y1="3.201cm" svg:x2="9.2cm" svg:y2="3.201cm">
          <text:p/>
        </draw:line>
        <draw:line draw:style-name="gr26" draw:text-style-name="P7" draw:layer="layout" svg:x1="7.2cm" svg:y1="3.401cm" svg:x2="9.7cm" svg:y2="3.401cm">
          <text:p/>
        </draw:line>
        <draw:line draw:style-name="gr26" draw:text-style-name="P7" draw:layer="layout" svg:x1="7.2cm" svg:y1="3.601cm" svg:x2="10.2cm" svg:y2="3.601cm">
          <text:p/>
        </draw:line>
        <draw:frame draw:style-name="gr27" draw:text-style-name="P12" draw:layer="layout" svg:width="1.349cm" svg:height="1.199cm" svg:x="6.551cm" svg:y="16.901cm">
          <draw:text-box>
            <text:p text:style-name="P8"><text:span text:style-name="T6">FPU</text:span></text:p>
            <text:p text:style-name="P8"><text:span text:style-name="T6">WB</text:span></text:p>
          </draw:text-box>
        </draw:frame>
        <draw:line draw:style-name="gr26" draw:text-style-name="P7" draw:layer="layout" svg:x1="7.2cm" svg:y1="6.001cm" svg:x2="9.2cm" svg:y2="6.001cm">
          <text:p/>
        </draw:line>
        <draw:line draw:style-name="gr26" draw:text-style-name="P7" draw:layer="layout" svg:x1="7.2cm" svg:y1="6.201cm" svg:x2="9.8cm" svg:y2="6.201cm">
          <text:p/>
        </draw:line>
        <draw:line draw:style-name="gr26" draw:text-style-name="P7" draw:layer="layout" svg:x1="7.2cm" svg:y1="6.401cm" svg:x2="10.2cm" svg:y2="6.401cm">
          <text:p/>
        </draw:line>
        <draw:line draw:style-name="gr14" draw:text-style-name="P7" draw:layer="layout" svg:x1="7.2cm" svg:y1="17.001cm" svg:x2="7.2cm" svg:y2="6.001cm">
          <text:p/>
        </draw:line>
        <draw:custom-shape draw:style-name="gr29" draw:text-style-name="P11" draw:layer="layout" svg:width="1cm" svg:height="1cm" svg:x="10.7cm" svg:y="9.501cm">
          <text:p/>
          <draw:enhanced-geometry svg:viewBox="0 0 21600 21600" draw:type="rectangle" draw:enhanced-path="M 0 0 L 21600 0 21600 21600 0 21600 0 0 Z N"/>
        </draw:custom-shape>
        <draw:frame draw:style-name="gr38" draw:text-style-name="P12" draw:layer="layout" svg:width="1.421cm" svg:height="1.199cm" svg:x="10.5cm" svg:y="9.379cm">
          <draw:text-box>
            <text:p text:style-name="P8"><text:span text:style-name="T6">MIN</text:span></text:p>
            <text:p text:style-name="P8"><text:span text:style-name="T6">MAX</text:span></text:p>
          </draw:text-box>
        </draw:frame>
        <draw:line draw:style-name="gr26" draw:text-style-name="P7" draw:layer="layout" svg:x1="9.2cm" svg:y1="9.801cm" svg:x2="10.7cm" svg:y2="9.801cm">
          <text:p/>
        </draw:line>
        <draw:line draw:style-name="gr26" draw:text-style-name="P7" draw:layer="layout" svg:x1="9.7cm" svg:y1="10.301cm" svg:x2="10.7cm" svg:y2="10.301cm">
          <text:p/>
        </draw:line>
        <draw:custom-shape draw:style-name="gr29" draw:text-style-name="P11" draw:layer="layout" svg:width="1cm" svg:height="1cm" svg:x="10.7cm" svg:y="11.002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out" svg:width="1.209cm" svg:height="1.199cm" svg:x="10.6cm" svg:y="10.88cm">
          <draw:text-box>
            <text:p text:style-name="P8"><text:span text:style-name="T6">SIN</text:span></text:p>
            <text:p text:style-name="P8"><text:span text:style-name="T6">INJ</text:span></text:p>
          </draw:text-box>
        </draw:frame>
        <draw:line draw:style-name="gr26" draw:text-style-name="P7" draw:layer="layout" svg:x1="9.2cm" svg:y1="11.302cm" svg:x2="10.7cm" svg:y2="11.302cm">
          <text:p/>
        </draw:line>
        <draw:line draw:style-name="gr26" draw:text-style-name="P7" draw:layer="layout" svg:x1="9.7cm" svg:y1="11.802cm" svg:x2="10.7cm" svg:y2="11.802cm">
          <text:p/>
        </draw:line>
        <draw:line draw:style-name="gr26" draw:text-style-name="P7" draw:layer="layout" svg:x1="11.7cm" svg:y1="10.001cm" svg:x2="13.1cm" svg:y2="10.001cm">
          <text:p/>
        </draw:line>
        <draw:line draw:style-name="gr26" draw:text-style-name="P7" draw:layer="layout" svg:x1="11.7cm" svg:y1="11.501cm" svg:x2="13.1cm" svg:y2="11.501cm">
          <text:p/>
        </draw:line>
        <draw:line draw:style-name="gr25" draw:text-style-name="P7" draw:layer="layout" svg:x1="13.1cm" svg:y1="9.801cm" svg:x2="13.1cm" svg:y2="12.701cm">
          <text:p/>
        </draw:line>
        <draw:custom-shape draw:style-name="gr29" draw:text-style-name="P11" draw:layer="layout" svg:width="1cm" svg:height="1cm" svg:x="13.602cm" svg:y="10.201cm">
          <text:p/>
          <draw:enhanced-geometry svg:viewBox="0 0 21600 21600" draw:type="rectangle" draw:enhanced-path="M 0 0 L 21600 0 21600 21600 0 21600 0 0 Z N"/>
        </draw:custom-shape>
        <draw:frame draw:style-name="gr30" draw:text-style-name="P12" draw:layer="layout" svg:width="1.302cm" svg:height="0.725cm" svg:x="13.5cm" svg:y="10.301cm">
          <draw:text-box>
            <text:p text:style-name="P8"><text:span text:style-name="T6">FRn</text:span></text:p>
          </draw:text-box>
        </draw:frame>
        <draw:line draw:style-name="gr26" draw:text-style-name="P7" draw:layer="layout" svg:x1="13.1cm" svg:y1="10.701cm" svg:x2="13.651cm" svg:y2="10.7cm">
          <text:p/>
        </draw:line>
        <draw:line draw:style-name="gr26" draw:text-style-name="P7" draw:layer="layout" svg:x1="11.8cm" svg:y1="12.501cm" svg:x2="13.6cm" svg:y2="12.501cm">
          <text:p/>
        </draw:line>
        <draw:custom-shape draw:style-name="gr29" draw:text-style-name="P11" draw:layer="layout" svg:width="1cm" svg:height="1cm" svg:x="13.602cm" svg:y="12.001cm">
          <text:p/>
          <draw:enhanced-geometry svg:viewBox="0 0 21600 21600" draw:type="rectangle" draw:enhanced-path="M 0 0 L 21600 0 21600 21600 0 21600 0 0 Z N"/>
        </draw:custom-shape>
        <draw:frame draw:style-name="gr38" draw:text-style-name="P12" draw:layer="layout" svg:width="1.421cm" svg:height="1.199cm" svg:x="13.4cm" svg:y="11.901cm">
          <draw:text-box>
            <text:p text:style-name="P8"><text:span text:style-name="T6">CVT</text:span></text:p>
            <text:p text:style-name="P8"><text:span text:style-name="T6">X2W</text:span></text:p>
          </draw:text-box>
        </draw:frame>
        <draw:custom-shape draw:style-name="gr29" draw:text-style-name="P11" draw:layer="layout" svg:width="1cm" svg:height="1cm" svg:x="20.5cm" svg:y="12.001cm">
          <text:p/>
          <draw:enhanced-geometry svg:viewBox="0 0 21600 21600" draw:type="rectangle" draw:enhanced-path="M 0 0 L 21600 0 21600 21600 0 21600 0 0 Z N"/>
        </draw:custom-shape>
        <draw:frame draw:style-name="gr30" draw:text-style-name="P12" draw:layer="layout" svg:width="1.302cm" svg:height="0.725cm" svg:x="20.398cm" svg:y="12.101cm">
          <draw:text-box>
            <text:p text:style-name="P8"><text:span text:style-name="T6">FRn</text:span></text:p>
          </draw:text-box>
        </draw:frame>
        <draw:line draw:style-name="gr26" draw:text-style-name="P7" draw:layer="layout" svg:x1="14.6cm" svg:y1="12.501cm" svg:x2="20.5cm" svg:y2="12.501cm">
          <text:p/>
        </draw:line>
        <draw:custom-shape draw:style-name="gr40" draw:text-style-name="P11" draw:layer="layout" svg:width="1cm" svg:height="3.5cm" svg:x="7.7cm" svg:y="13.301cm">
          <text:p/>
          <draw:enhanced-geometry svg:viewBox="0 0 21600 21600" draw:type="rectangle" draw:enhanced-path="M 0 0 L 21600 0 21600 21600 0 21600 0 0 Z N"/>
        </draw:custom-shape>
        <draw:frame draw:style-name="gr30" draw:text-style-name="P12" draw:layer="layout" svg:width="1.302cm" svg:height="0.725cm" svg:x="7.598cm" svg:y="13.401cm">
          <draw:text-box>
            <text:p text:style-name="P8"><text:span text:style-name="T6">FRn</text:span></text:p>
          </draw:text-box>
        </draw:frame>
        <draw:custom-shape draw:style-name="gr29" draw:text-style-name="P11" draw:layer="layout" svg:width="1cm" svg:height="1cm" svg:x="9.7cm" svg:y="13.701cm">
          <text:p/>
          <draw:enhanced-geometry svg:viewBox="0 0 21600 21600" draw:type="rectangle" draw:enhanced-path="M 0 0 L 21600 0 21600 21600 0 21600 0 0 Z N"/>
        </draw:custom-shape>
        <draw:frame draw:style-name="gr41" draw:text-style-name="P12" draw:layer="layout" svg:width="1.442cm" svg:height="0.725cm" svg:x="9.464cm" svg:y="13.801cm">
          <draw:text-box>
            <text:p text:style-name="P8"><text:span text:style-name="T6">CMP</text:span></text:p>
          </draw:text-box>
        </draw:frame>
        <draw:line draw:style-name="gr26" draw:text-style-name="P7" draw:layer="layout" svg:x1="8.7cm" svg:y1="14.001cm" svg:x2="9.7cm" svg:y2="14.001cm">
          <text:p/>
        </draw:line>
        <draw:line draw:style-name="gr26" draw:text-style-name="P7" draw:layer="layout" svg:x1="8.7cm" svg:y1="14.401cm" svg:x2="9.7cm" svg:y2="14.401cm">
          <text:p/>
        </draw:line>
        <draw:custom-shape draw:style-name="gr29" draw:text-style-name="P11" draw:layer="layout" svg:width="1cm" svg:height="1cm" svg:x="9.7cm" svg:y="14.901cm">
          <text:p/>
          <draw:enhanced-geometry svg:viewBox="0 0 21600 21600" draw:type="rectangle" draw:enhanced-path="M 0 0 L 21600 0 21600 21600 0 21600 0 0 Z N"/>
        </draw:custom-shape>
        <draw:frame draw:style-name="gr42" draw:text-style-name="P12" draw:layer="layout" svg:width="1.328cm" svg:height="1.199cm" svg:x="9.464cm" svg:y="14.802cm">
          <draw:text-box>
            <text:p text:style-name="P8"><text:span text:style-name="T6">CLA</text:span></text:p>
            <text:p text:style-name="P8"><text:span text:style-name="T6">SS</text:span></text:p>
          </draw:text-box>
        </draw:frame>
        <draw:line draw:style-name="gr26" draw:text-style-name="P7" draw:layer="layout" svg:x1="8.7cm" svg:y1="13.501cm" svg:x2="13.6cm" svg:y2="13.501cm">
          <text:p/>
        </draw:line>
        <draw:custom-shape draw:style-name="gr29" draw:text-style-name="P11" draw:layer="layout" svg:width="1cm" svg:height="1cm" svg:x="13.602cm" svg:y="13.001cm">
          <text:p/>
          <draw:enhanced-geometry svg:viewBox="0 0 21600 21600" draw:type="rectangle" draw:enhanced-path="M 0 0 L 21600 0 21600 21600 0 21600 0 0 Z N"/>
        </draw:custom-shape>
        <draw:frame draw:style-name="gr38" draw:text-style-name="P12" draw:layer="layout" svg:width="1.421cm" svg:height="1.199cm" svg:x="13.401cm" svg:y="12.902cm">
          <draw:text-box>
            <text:p text:style-name="P8"><text:span text:style-name="T6">CVT</text:span></text:p>
            <text:p text:style-name="P8"><text:span text:style-name="T6">W2X</text:span></text:p>
          </draw:text-box>
        </draw:frame>
        <draw:line draw:style-name="gr26" draw:text-style-name="P7" draw:layer="layout" svg:x1="8.7cm" svg:y1="15.401cm" svg:x2="9.7cm" svg:y2="15.401cm">
          <text:p/>
        </draw:line>
        <draw:line draw:style-name="gr26" draw:text-style-name="P7" draw:layer="layout" svg:x1="10.7cm" svg:y1="14.201cm" svg:x2="15.1cm" svg:y2="14.201cm">
          <text:p/>
        </draw:line>
        <draw:line draw:style-name="gr26" draw:text-style-name="P7" draw:layer="layout" svg:x1="10.7cm" svg:y1="15.401cm" svg:x2="15.1cm" svg:y2="15.401cm">
          <text:p/>
        </draw:line>
        <draw:line draw:style-name="gr26" draw:text-style-name="P7" draw:layer="layout" svg:x1="14.6cm" svg:y1="13.501cm" svg:x2="15.1cm" svg:y2="13.501cm">
          <text:p/>
        </draw:line>
        <draw:line draw:style-name="gr25" draw:text-style-name="P7" draw:layer="layout" svg:x1="15.1cm" svg:y1="13.301cm" svg:x2="15.1cm" svg:y2="16.201cm">
          <text:p/>
        </draw:line>
        <draw:line draw:style-name="gr26" draw:text-style-name="P7" draw:layer="layout" svg:x1="8.7cm" svg:y1="16.101cm" svg:x2="15.1cm" svg:y2="16.101cm">
          <text:p/>
        </draw:line>
        <draw:line draw:style-name="gr14" draw:text-style-name="P7" draw:layer="layout" svg:x1="15.6cm" svg:y1="14.801cm" svg:x2="15.1cm" svg:y2="14.801cm">
          <text:p/>
        </draw:line>
        <draw:line draw:style-name="gr26" draw:text-style-name="P7" draw:layer="layout" svg:x1="15.6cm" svg:y1="14.801cm" svg:x2="15.6cm" svg:y2="17.001cm">
          <text:p/>
        </draw:line>
        <draw:frame draw:style-name="gr34" draw:text-style-name="P12" draw:layer="layout" svg:width="1.395cm" svg:height="1.199cm" svg:x="14.901cm" svg:y="17.003cm">
          <draw:text-box>
            <text:p text:style-name="P8"><text:span text:style-name="T6">FPU</text:span></text:p>
            <text:p text:style-name="P8"><text:span text:style-name="T6">SRC</text:span></text:p>
          </draw:text-box>
        </draw:frame>
        <draw:line draw:style-name="gr14" draw:text-style-name="P7" draw:layer="layout" svg:x1="9.2cm" svg:y1="16.501cm" svg:x2="8.7cm" svg:y2="16.501cm">
          <text:p/>
        </draw:line>
        <draw:line draw:style-name="gr26" draw:text-style-name="P7" draw:layer="layout" svg:x1="9.2cm" svg:y1="16.501cm" svg:x2="9.2cm" svg:y2="17.101cm">
          <text:p/>
        </draw:line>
        <draw:frame draw:style-name="gr27" draw:text-style-name="P12" draw:layer="layout" svg:width="1.349cm" svg:height="1.199cm" svg:x="8.651cm" svg:y="17.003cm">
          <draw:text-box>
            <text:p text:style-name="P8"><text:span text:style-name="T6">FPU</text:span></text:p>
            <text:p text:style-name="P8"><text:span text:style-name="T6">ST</text:span></text:p>
          </draw:text-box>
        </draw:frame>
        <draw:custom-shape draw:style-name="gr23" draw:text-style-name="P10" draw:layer="layout" svg:width="0.4cm" svg:height="12cm" svg:x="6.3cm" svg:y="2.0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cm" svg:height="12cm" draw:transform="skewX (0.000523598775598299) rotate (0.000523598775598299) translate (4.7cm 2.002cm)">
          <text:p/>
          <draw:enhanced-geometry svg:viewBox="0 0 21600 21600" draw:type="rectangle" draw:enhanced-path="M 0 0 L 21600 0 21600 21600 0 21600 0 0 Z N"/>
        </draw:custom-shape>
        <draw:frame draw:style-name="gr43" draw:text-style-name="P12" draw:layer="layout" svg:width="3.199cm" svg:height="0.725cm" draw:transform="rotate (1.5707963267949) translate (4.875cm 8.807cm)">
          <draw:text-box>
            <text:p text:style-name="P8"><text:span text:style-name="T6">Decode Stage</text:span></text:p>
          </draw:text-box>
        </draw:frame>
        <draw:frame draw:style-name="gr44" draw:text-style-name="P12" draw:layer="layout" svg:width="3.643cm" svg:height="0.725cm" draw:transform="rotate (1.5707963267949) translate (2.476cm 9.108cm)">
          <draw:text-box>
            <text:p text:style-name="P8"><text:span text:style-name="T6">Instruction Fetch</text:span></text:p>
          </draw:text-box>
        </draw:frame>
        <draw:line draw:style-name="gr15" draw:text-style-name="P8" draw:layer="layout" svg:x1="2.2cm" svg:y1="1.701cm" svg:x2="4cm" svg:y2="1.701cm">
          <text:p/>
        </draw:line>
        <draw:frame draw:style-name="gr37" draw:text-style-name="P12" draw:layer="layout" svg:width="0.879cm" svg:height="0.725cm" svg:x="2.621cm" svg:y="1.001cm">
          <draw:text-box>
            <text:p text:style-name="P8"><text:span text:style-name="T6">IF</text:span></text:p>
          </draw:text-box>
        </draw:frame>
        <draw:line draw:style-name="gr15" draw:text-style-name="P8" draw:layer="layout" svg:x1="4cm" svg:y1="1.701cm" svg:x2="6.5cm" svg:y2="1.701cm">
          <text:p/>
        </draw:line>
        <draw:frame draw:style-name="gr37" draw:text-style-name="P12" draw:layer="layout" svg:width="1.078cm" svg:height="0.725cm" svg:x="4.722cm" svg:y="1.002cm">
          <draw:text-box>
            <text:p text:style-name="P8"><text:span text:style-name="T6">ID</text:span></text:p>
          </draw:text-box>
        </draw:frame>
        <draw:line draw:style-name="gr15" draw:text-style-name="P8" draw:layer="layout" svg:x1="6.4cm" svg:y1="1.701cm" svg:x2="12.4cm" svg:y2="1.701cm">
          <text:p/>
        </draw:line>
        <draw:frame draw:style-name="gr37" draw:text-style-name="P12" draw:layer="layout" svg:width="1.578cm" svg:height="0.725cm" svg:x="8.722cm" svg:y="1.003cm">
          <draw:text-box>
            <text:p text:style-name="P8"><text:span text:style-name="T6">Initial</text:span></text:p>
          </draw:text-box>
        </draw:frame>
        <draw:line draw:style-name="gr15" draw:text-style-name="P8" draw:layer="layout" svg:x1="12.4cm" svg:y1="1.701cm" svg:x2="19.8cm" svg:y2="1.701cm">
          <text:p/>
        </draw:line>
        <draw:frame draw:style-name="gr37" draw:text-style-name="P12" draw:layer="layout" svg:width="4.278cm" svg:height="0.725cm" svg:x="13.622cm" svg:y="1.001cm">
          <draw:text-box>
            <text:p text:style-name="P8"><text:span text:style-name="T6">MUL/ADD/CONV</text:span></text:p>
          </draw:text-box>
        </draw:frame>
        <draw:line draw:style-name="gr15" draw:text-style-name="P8" draw:layer="layout" svg:x1="19.7cm" svg:y1="1.701cm" svg:x2="25.9cm" svg:y2="1.701cm">
          <text:p/>
        </draw:line>
        <draw:frame draw:style-name="gr37" draw:text-style-name="P12" draw:layer="layout" svg:width="2.1cm" svg:height="0.725cm" svg:x="21.3cm" svg:y="1.002cm">
          <draw:text-box>
            <text:p text:style-name="P8"><text:span text:style-name="T6">Finaliz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ヒラギノ角ゴシック1" svg:font-family="ヒラギノ角ゴシック" style:font-pitch="variable"/>
    <style:font-face style:name="ヒラギノ角ゴシック2" svg:font-family="ヒラギノ角ゴシック" style:font-family-generic="swiss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7-17T22:27:15.186196514</dc:date>
    <meta:editing-duration>P1DT5H2M49S</meta:editing-duration>
    <meta:editing-cycles>250</meta:editing-cycles>
    <meta:generator>LibreOffice/7.5.3.2$MacOSX_AARCH64 LibreOffice_project/9f56dff12ba03b9acd7730a5a481eea045e468f3</meta:generator>
    <meta:document-statistic meta:object-count="254"/>
  </office:meta>
</office:document-meta>
</file>